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Heading_20_3">
      <style:text-properties fo:font-size="12pt" style:font-size-asian="14pt" style:font-size-complex="14pt"/>
    </style:style>
    <style:style style:name="P3" style:family="paragraph" style:parent-style-name="Text_20_body" style:list-style-name="L1"/>
    <style:style style:name="P4" style:family="paragraph" style:parent-style-name="Text_20_body" style:list-style-name="L2">
      <style:text-properties fo:font-size="10pt" style:font-size-asian="14pt" style:font-size-complex="14pt"/>
    </style:style>
    <style:style style:name="P5" style:family="paragraph" style:parent-style-name="Text_20_body" style:list-style-name="L3"/>
    <style:style style:name="P6" style:family="paragraph" style:parent-style-name="Text_20_body" style:list-style-name="L4">
      <style:text-properties fo:font-size="10pt" style:font-size-asian="14pt" style:font-size-complex="14pt"/>
    </style:style>
    <style:style style:name="P7" style:family="paragraph" style:parent-style-name="Text_20_body" style:list-style-name="L5"/>
    <style:style style:name="P8" style:family="paragraph" style:parent-style-name="Text_20_body" style:list-style-name="L6">
      <style:text-properties fo:font-size="10pt" style:font-size-asian="14pt" style:font-size-complex="14pt"/>
    </style:style>
    <style:style style:name="P9" style:family="paragraph" style:parent-style-name="Text_20_body" style:list-style-name="L6">
      <style:text-properties fo:font-size="10pt" officeooo:paragraph-rsid="000c053b" style:font-size-asian="14pt" style:font-size-complex="14pt"/>
    </style:style>
    <style:style style:name="P10" style:family="paragraph" style:parent-style-name="Text_20_body">
      <style:text-properties fo:font-size="12pt" style:font-size-asian="14pt" style:font-size-complex="14pt"/>
    </style:style>
    <style:style style:name="P11" style:family="paragraph" style:parent-style-name="Text_20_body" style:list-style-name="L7"/>
    <style:style style:name="P12" style:family="paragraph" style:parent-style-name="Text_20_body" style:list-style-name="L8">
      <style:text-properties fo:font-size="10pt" style:font-size-asian="14pt" style:font-size-complex="14pt"/>
    </style:style>
    <style:style style:name="P13" style:family="paragraph" style:parent-style-name="Text_20_body" style:list-style-name="L9"/>
    <style:style style:name="P14" style:family="paragraph" style:parent-style-name="Text_20_body" style:list-style-name="L10">
      <style:text-properties fo:font-size="10pt" style:font-size-asian="14pt" style:font-size-complex="14pt"/>
    </style:style>
    <style:style style:name="P15" style:family="paragraph" style:parent-style-name="Text_20_body" style:list-style-name="L11"/>
    <style:style style:name="P16" style:family="paragraph" style:parent-style-name="Text_20_body" style:list-style-name="L12">
      <style:text-properties fo:font-size="10pt" style:font-size-asian="14pt" style:font-size-complex="14pt"/>
    </style:style>
    <style:style style:name="P17" style:family="paragraph" style:parent-style-name="Text_20_body">
      <style:text-properties fo:font-size="10pt" style:font-size-asian="14pt" style:font-size-complex="14pt"/>
    </style:style>
    <style:style style:name="P18" style:family="paragraph" style:parent-style-name="Text_20_body" style:list-style-name="L13"/>
    <style:style style:name="P19" style:family="paragraph" style:parent-style-name="Text_20_body" style:list-style-name="L14">
      <style:text-properties fo:font-size="10pt" style:font-size-asian="14pt" style:font-size-complex="14pt"/>
    </style:style>
    <style:style style:name="P20" style:family="paragraph" style:parent-style-name="Text_20_body" style:list-style-name="L15"/>
    <style:style style:name="P21" style:family="paragraph" style:parent-style-name="Text_20_body" style:list-style-name="L16">
      <style:text-properties fo:font-size="10pt" style:font-size-asian="14pt" style:font-size-complex="14pt"/>
    </style:style>
    <style:style style:name="P22" style:family="paragraph" style:parent-style-name="Text_20_body" style:list-style-name="L17"/>
    <style:style style:name="P23" style:family="paragraph" style:parent-style-name="Text_20_body" style:list-style-name="L18">
      <style:text-properties fo:font-size="10pt" style:font-size-asian="14pt" style:font-size-complex="14pt"/>
    </style:style>
    <style:style style:name="P24" style:family="paragraph" style:parent-style-name="Text_20_body" style:list-style-name="L19"/>
    <style:style style:name="P25" style:family="paragraph" style:parent-style-name="Text_20_body" style:list-style-name="L20">
      <style:text-properties fo:font-size="10pt" style:font-size-asian="14pt" style:font-size-complex="14pt"/>
    </style:style>
    <style:style style:name="P26" style:family="paragraph" style:parent-style-name="Text_20_body" style:list-style-name="L21"/>
    <style:style style:name="P27" style:family="paragraph" style:parent-style-name="Text_20_body" style:list-style-name="L22">
      <style:text-properties fo:font-size="10pt" style:font-size-asian="14pt" style:font-size-complex="14pt"/>
    </style:style>
    <style:style style:name="P28" style:family="paragraph" style:parent-style-name="Text_20_body" style:list-style-name="L23"/>
    <style:style style:name="P29" style:family="paragraph" style:parent-style-name="Text_20_body" style:list-style-name="L24">
      <style:text-properties fo:font-size="10pt" style:font-size-asian="14pt" style:font-size-complex="14pt"/>
    </style:style>
    <style:style style:name="P30" style:family="paragraph" style:parent-style-name="Text_20_body" style:list-style-name="L25">
      <style:text-properties fo:font-size="10pt" style:font-size-asian="14pt" style:font-size-complex="14pt"/>
    </style:style>
    <style:style style:name="P31" style:family="paragraph" style:parent-style-name="Text_20_body">
      <style:text-properties fo:font-size="13pt" style:font-size-asian="13pt" style:font-size-complex="13pt"/>
    </style:style>
    <style:style style:name="P32" style:family="paragraph" style:parent-style-name="Text_20_body" style:list-style-name="L26">
      <style:text-properties fo:font-size="10pt" style:font-size-asian="14pt" style:font-size-complex="14pt"/>
    </style:style>
    <style:style style:name="P33" style:family="paragraph" style:parent-style-name="Text_20_body" style:list-style-name="L27">
      <style:text-properties fo:font-size="10pt" style:font-size-asian="14pt" style:font-size-complex="14pt"/>
    </style:style>
    <style:style style:name="P34" style:family="paragraph" style:parent-style-name="Text_20_body" style:list-style-name="L28">
      <style:text-properties fo:font-size="10pt" style:font-size-asian="14pt" style:font-size-complex="14pt"/>
    </style:style>
    <style:style style:name="P35" style:family="paragraph" style:parent-style-name="Text_20_body" style:list-style-name="L29">
      <style:text-properties fo:font-size="10pt" style:font-size-asian="14pt" style:font-size-complex="14pt"/>
    </style:style>
    <style:style style:name="P36" style:family="paragraph" style:parent-style-name="Text_20_body" style:list-style-name="L30">
      <style:text-properties fo:font-size="10pt" style:font-size-asian="14pt" style:font-size-complex="14pt"/>
    </style:style>
    <style:style style:name="P37" style:family="paragraph" style:parent-style-name="Text_20_body" style:list-style-name="L31">
      <style:text-properties fo:font-size="10pt" style:font-size-asian="14pt" style:font-size-complex="14pt"/>
    </style:style>
    <style:style style:name="P38" style:family="paragraph" style:parent-style-name="Text_20_body" style:list-style-name="L32">
      <style:text-properties fo:font-size="10pt" style:font-size-asian="14pt" style:font-size-complex="14pt"/>
    </style:style>
    <style:style style:name="P39" style:family="paragraph" style:parent-style-name="Text_20_body" style:list-style-name="L32">
      <style:text-properties fo:font-size="10pt" officeooo:paragraph-rsid="000c053b" style:font-size-asian="14pt" style:font-size-complex="14pt"/>
    </style:style>
    <style:style style:name="P40" style:family="paragraph" style:parent-style-name="Heading_20_3">
      <style:text-properties fo:font-size="12pt" officeooo:paragraph-rsid="000c053b" style:font-size-asian="14pt" style:font-size-complex="14pt"/>
    </style:style>
    <style:style style:name="P41" style:family="paragraph" style:parent-style-name="Text_20_body" style:list-style-name="L33">
      <style:text-properties fo:font-size="10pt" style:font-size-asian="14pt" style:font-size-complex="14pt"/>
    </style:style>
    <style:style style:name="T1" style:family="text">
      <style:text-properties fo:font-size="10pt" style:font-size-asian="14pt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2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 text:start-value="3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 text:start-value="2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 text:start-value="2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 text:start-value="2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/>
      <text:h text:style-name="P1" text:outline-level="3">OS Project Description </text:h>
      <text:h text:style-name="Heading_20_3" text:outline-level="3"/>
      <text:h text:style-name="P2" text:outline-level="3">Core Components and Data Structures</text:h>
      <text:list text:style-name="L1">
        <text:list-item>
          <text:p text:style-name="P3"><text:span text:style-name="Strong_20_Emphasis"><text:span text:style-name="T1">Memory System</text:span></text:span><text:span text:style-name="T1"> (Lines 50-56)</text:span></text:p>
        </text:list-item>
      </text:list>
      <text:list text:style-name="L2">
        <text:list-item>
          <text:p text:style-name="P4">Memory is represented as an array of MemoryWord structures</text:p>
        </text:list-item>
        <text:list-item>
          <text:p text:style-name="P4">Each word contains name, value, process ID, and type (VAR, CODE, T_PCB, etc.)</text:p>
        </text:list-item>
        <text:list-item>
          <text:p text:style-name="P4">Fixed size of 60 words</text:p>
        </text:list-item>
      </text:list>
      <text:list text:style-name="L3">
        <text:list-item>
          <text:p text:style-name="P5"><text:span text:style-name="Strong_20_Emphasis"><text:span text:style-name="T1">Process Control Block (PCB)</text:span></text:span><text:span text:style-name="T1"> (Lines 58-68)</text:span></text:p>
        </text:list-item>
      </text:list>
      <text:list text:style-name="L4">
        <text:list-item>
          <text:p text:style-name="P6">Contains process metadata:</text:p>
          <text:list>
            <text:list-item>
              <text:p text:style-name="P6">Process ID</text:p>
            </text:list-item>
            <text:list-item>
              <text:p text:style-name="P6">Current state</text:p>
            </text:list-item>
            <text:list-item>
              <text:p text:style-name="P6">Priority level</text:p>
            </text:list-item>
            <text:list-item>
              <text:p text:style-name="P6">Program counter</text:p>
            </text:list-item>
            <text:list-item>
              <text:p text:style-name="P6">Memory bounds</text:p>
            </text:list-item>
            <text:list-item>
              <text:p text:style-name="P6">Timing information</text:p>
            </text:list-item>
            <text:list-item>
              <text:p text:style-name="P6">Code size</text:p>
            </text:list-item>
          </text:list>
        </text:list-item>
      </text:list>
      <text:list text:style-name="L5">
        <text:list-item>
          <text:p text:style-name="P7"><text:span text:style-name="Strong_20_Emphasis"><text:span text:style-name="T1">Process States</text:span></text:span><text:span text:style-name="T1"> (Lines 35-41)</text:span></text:p>
        </text:list-item>
      </text:list>
      <text:list text:style-name="L6">
        <text:list-item>
          <text:p text:style-name="P8">States include: NEW, READY, RUNNING, BLOCKED, TERMINATED</text:p>
        </text:list-item>
        <text:list-item>
          <text:p text:style-name="P9">Used to track process lifecycle</text:p>
        </text:list-item>
      </text:list>
      <text:h text:style-name="P2" text:outline-level="3"/>
      <text:p text:style-name="P10"><text:line-break/><text:line-break/><text:line-break/><text:line-break/><text:line-break/><text:line-break/><text:line-break/><text:line-break/><text:line-break/><text:line-break/></text:p>
      <text:h text:style-name="P2" text:outline-level="3"><text:soft-page-break/>Process Management</text:h>
      <text:list text:style-name="L7">
        <text:list-item>
          <text:p text:style-name="P11"><text:span text:style-name="Strong_20_Emphasis"><text:span text:style-name="T1">Process Creation</text:span></text:span><text:span text:style-name="T1"> (Lines 592-665)</text:span></text:p>
        </text:list-item>
      </text:list>
      <text:list text:style-name="L8">
        <text:list-item>
          <text:p text:style-name="P12">Allocates memory for process</text:p>
        </text:list-item>
        <text:list-item>
          <text:p text:style-name="P12">Creates PCB</text:p>
        </text:list-item>
        <text:list-item>
          <text:p text:style-name="P12">Loads program code</text:p>
        </text:list-item>
        <text:list-item>
          <text:p text:style-name="P12">Initializes variable space</text:p>
        </text:list-item>
        <text:list-item>
          <text:p text:style-name="P12">Adds process to ready queue</text:p>
        </text:list-item>
      </text:list>
      <text:list text:style-name="L9">
        <text:list-item>
          <text:p text:style-name="P13"><text:span text:style-name="Strong_20_Emphasis"><text:span text:style-name="T1">Process Scheduling</text:span></text:span><text:span text:style-name="T1"> (Lines 511-557) Supports three scheduling algorithms:</text:span></text:p>
        </text:list-item>
      </text:list>
      <text:list text:style-name="L10">
        <text:list-item>
          <text:p text:style-name="P14">Round Robin (RR)</text:p>
        </text:list-item>
        <text:list-item>
          <text:p text:style-name="P14">First In First Out (FIFO)</text:p>
        </text:list-item>
        <text:list-item>
          <text:p text:style-name="P14">Multi-Level Feedback Queue (MLFQ)</text:p>
        </text:list-item>
      </text:list>
      <text:list text:style-name="L11">
        <text:list-item>
          <text:p text:style-name="P15"><text:span text:style-name="Strong_20_Emphasis"><text:span text:style-name="T1">Context Switching</text:span></text:span><text:span text:style-name="T1"> (Lines 474-496)</text:span></text:p>
        </text:list-item>
      </text:list>
      <text:list text:style-name="L12">
        <text:list-item>
          <text:p text:style-name="P16">Saves current process state</text:p>
        </text:list-item>
        <text:list-item>
          <text:p text:style-name="P16">Loads new process state</text:p>
        </text:list-item>
        <text:list-item>
          <text:p text:style-name="P16">Updates process states in memory</text:p>
        </text:list-item>
        <text:list-item>
          <text:p text:style-name="P16">Manages ready queues</text:p>
        </text:list-item>
      </text:list>
      <text:p text:style-name="P17"/>
      <text:p text:style-name="P17"/>
      <text:p text:style-name="P17"/>
      <text:h text:style-name="P2" text:outline-level="3">Resource Management</text:h>
      <text:list text:style-name="L13">
        <text:list-item>
          <text:p text:style-name="P18"><text:span text:style-name="Strong_20_Emphasis"><text:span text:style-name="T1">Mutex Operations</text:span></text:span><text:span text:style-name="T1"> (Lines 234-281)</text:span></text:p>
        </text:list-item>
      </text:list>
      <text:list text:style-name="L14">
        <text:list-item>
          <text:p text:style-name="P19">Semaphore wait/signal implementation</text:p>
        </text:list-item>
        <text:list-item>
          <text:p text:style-name="P19">Handles resource locking/unlocking</text:p>
        </text:list-item>
        <text:list-item>
          <text:p text:style-name="P19">Manages blocked processes</text:p>
        </text:list-item>
      </text:list>
      <text:list text:style-name="L15">
        <text:list-item>
          <text:p text:style-name="P20"><text:span text:style-name="Strong_20_Emphasis"><text:span text:style-name="T1">Memory Management</text:span></text:span><text:span text:style-name="T1"> (Lines 666-674)</text:span></text:p>
        </text:list-item>
      </text:list>
      <text:list text:style-name="L16">
        <text:list-item>
          <text:p text:style-name="P21">Initializes memory spaces</text:p>
        </text:list-item>
        <text:list-item>
          <text:p text:style-name="P21">Tracks allocated memory</text:p>
        </text:list-item>
        <text:list-item>
          <text:p text:style-name="P21">Manages memory boundaries</text:p>
        </text:list-item>
      </text:list>
      <text:p text:style-name="P17"/>
      <text:p text:style-name="P17"/>
      <text:p text:style-name="P17"/>
      <text:h text:style-name="P2" text:outline-level="3"><text:soft-page-break/>Process Execution</text:h>
      <text:list text:style-name="L17">
        <text:list-item>
          <text:p text:style-name="P22"><text:span text:style-name="Strong_20_Emphasis"><text:span text:style-name="T1">Command Processing</text:span></text:span><text:span text:style-name="T1"> (Lines 366-419) Supports commands:</text:span></text:p>
        </text:list-item>
      </text:list>
      <text:list text:style-name="L18">
        <text:list-item>
          <text:p text:style-name="P23">print</text:p>
        </text:list-item>
        <text:list-item>
          <text:p text:style-name="P23">assign</text:p>
        </text:list-item>
        <text:list-item>
          <text:p text:style-name="P23">writeFile</text:p>
        </text:list-item>
        <text:list-item>
          <text:p text:style-name="P23">readFile</text:p>
        </text:list-item>
        <text:list-item>
          <text:p text:style-name="P23">printFromTo</text:p>
        </text:list-item>
        <text:list-item>
          <text:p text:style-name="P23">semWait/semSignal</text:p>
        </text:list-item>
      </text:list>
      <text:list text:style-name="L19">
        <text:list-item>
          <text:p text:style-name="P24"><text:span text:style-name="Strong_20_Emphasis"><text:span text:style-name="T1">Variable Management</text:span></text:span><text:span text:style-name="T1"> (Lines 283-324)</text:span></text:p>
        </text:list-item>
      </text:list>
      <text:list text:style-name="L20">
        <text:list-item>
          <text:p text:style-name="P25">Find variables in memory</text:p>
        </text:list-item>
        <text:list-item>
          <text:p text:style-name="P25">Get/Set variable values</text:p>
        </text:list-item>
        <text:list-item>
          <text:p text:style-name="P25">Variable space allocation</text:p>
        </text:list-item>
      </text:list>
      <text:h text:style-name="P2" text:outline-level="3">System Control</text:h>
      <text:list text:style-name="L21">
        <text:list-item>
          <text:p text:style-name="P26"><text:span text:style-name="Strong_20_Emphasis"><text:span text:style-name="T1">Clock Cycle Management</text:span></text:span><text:span text:style-name="T1"> (Lines 558-591)</text:span></text:p>
        </text:list-item>
      </text:list>
      <text:list text:style-name="L22">
        <text:list-item>
          <text:p text:style-name="P27">Checks for new processes</text:p>
        </text:list-item>
        <text:list-item>
          <text:p text:style-name="P27">Handles scheduling</text:p>
        </text:list-item>
        <text:list-item>
          <text:p text:style-name="P27">Executes current process</text:p>
        </text:list-item>
        <text:list-item>
          <text:p text:style-name="P27">Updates system state</text:p>
        </text:list-item>
      </text:list>
      <text:list text:style-name="L23">
        <text:list-item>
          <text:p text:style-name="P28"><text:span text:style-name="Strong_20_Emphasis"><text:span text:style-name="T1">Main Control Loop</text:span></text:span><text:span text:style-name="T1"> (Lines 738-769)</text:span></text:p>
        </text:list-item>
      </text:list>
      <text:list text:style-name="L24">
        <text:list-item>
          <text:p text:style-name="P29">System initialization</text:p>
        </text:list-item>
        <text:list-item>
          <text:p text:style-name="P29">Process creation</text:p>
        </text:list-item>
        <text:list-item>
          <text:p text:style-name="P29">Execution cycle</text:p>
        </text:list-item>
        <text:list-item>
          <text:p text:style-name="P29">Termination handling</text:p>
        </text:list-item>
      </text:list>
      <text:h text:style-name="P2" text:outline-level="3">Queue Management (Lines 675-687)</text:h>
      <text:list text:style-name="L25">
        <text:list-item>
          <text:p text:style-name="P30">Initializes ready queues</text:p>
        </text:list-item>
        <text:list-item>
          <text:p text:style-name="P30">Manages priority queues</text:p>
        </text:list-item>
        <text:list-item>
          <text:p text:style-name="P30">Handles blocked process queues</text:p>
        </text:list-item>
      </text:list>
      <text:p text:style-name="P17">This operating system simulation implements basic process management, scheduling, and resource allocation features typical in modern operating systems. The design follows a modular approach with clear separation between different system components.</text:p>
      <text:p text:style-name="P17"/>
      <text:p text:style-name="P17"/>
      <text:p text:style-name="P17"/>
      <text:p text:style-name="P31"><text:soft-page-break/> the GUI implementation in a structured way focusing on the main components:</text:p>
      <text:h text:style-name="P2" text:outline-level="3">1. Main Components (Lines 18-50)</text:h>
      <text:list text:style-name="L26">
        <text:list-item>
          <text:p text:style-name="P32">Global GTK widget declarations for:</text:p>
          <text:list>
            <text:list-item>
              <text:p text:style-name="P32">Main window and grid</text:p>
            </text:list-item>
            <text:list-item>
              <text:p text:style-name="P32">Sidebar controls</text:p>
            </text:list-item>
            <text:list-item>
              <text:p text:style-name="P32">Text views and buffers</text:p>
            </text:list-item>
            <text:list-item>
              <text:p text:style-name="P32">List views and stores</text:p>
            </text:list-item>
            <text:list-item>
              <text:p text:style-name="P32">Various control buttons and labels</text:p>
            </text:list-item>
          </text:list>
        </text:list-item>
      </text:list>
      <text:h text:style-name="P2" text:outline-level="3">2. Theme Management (Lines 937-1058)</text:h>
      <text:list text:style-name="L27">
        <text:list-item>
          <text:p text:style-name="P33">Implements dark/light mode switching</text:p>
        </text:list-item>
        <text:list-item>
          <text:p text:style-name="P33">GitHub-inspired color schemes</text:p>
        </text:list-item>
        <text:list-item>
          <text:p text:style-name="P33">Custom CSS styling for:</text:p>
          <text:list>
            <text:list-item>
              <text:p text:style-name="P33">Buttons, labels, and frames</text:p>
            </text:list-item>
            <text:list-item>
              <text:p text:style-name="P33">Treeviews and scrollbars</text:p>
            </text:list-item>
            <text:list-item>
              <text:p text:style-name="P33">Console text view</text:p>
            </text:list-item>
            <text:list-item>
              <text:p text:style-name="P33">Custom font configurations</text:p>
            </text:list-item>
          </text:list>
        </text:list-item>
      </text:list>
      <text:p text:style-name="P17"/>
      <text:h text:style-name="P2" text:outline-level="3">3. GUI Layout (Lines 477-936)</text:h>
      <text:p text:style-name="P17">Created in a hierarchical structure:</text:p>
      <text:list text:style-name="L28">
        <text:list-item>
          <text:p text:style-name="P34">Main Window</text:p>
        </text:list-item>
        <text:list-item>
          <text:p text:style-name="P34">Sidebar Panel containing:</text:p>
          <text:list>
            <text:list-item>
              <text:p text:style-name="P34">System info display</text:p>
            </text:list-item>
            <text:list-item>
              <text:p text:style-name="P34">Scheduler controls</text:p>
            </text:list-item>
            <text:list-item>
              <text:p text:style-name="P34">Simulation controls</text:p>
            </text:list-item>
            <text:list-item>
              <text:p text:style-name="P34">Process icons</text:p>
            </text:list-item>
          </text:list>
        </text:list-item>
        <text:list-item>
          <text:p text:style-name="P34">Main Content Area with tabs:</text:p>
          <text:list>
            <text:list-item>
              <text:p text:style-name="P34">Memory view</text:p>
            </text:list-item>
            <text:list-item>
              <text:p text:style-name="P34">Process list</text:p>
            </text:list-item>
            <text:list-item>
              <text:p text:style-name="P34">Queue lists</text:p>
            </text:list-item>
            <text:list-item>
              <text:p text:style-name="P34">Resource monitor</text:p>
            </text:list-item>
            <text:list-item>
              <text:p text:style-name="P34">Console output</text:p>
            </text:list-item>
          </text:list>
        </text:list-item>
      </text:list>
      <text:h text:style-name="P2" text:outline-level="3"><text:soft-page-break/>4. Interactive Elements (Lines 364-476)</text:h>
      <text:list text:style-name="L29">
        <text:list-item>
          <text:p text:style-name="P35">Step execution button</text:p>
        </text:list-item>
        <text:list-item>
          <text:p text:style-name="P35">Auto-execution toggle</text:p>
        </text:list-item>
        <text:list-item>
          <text:p text:style-name="P35">Reset simulation button</text:p>
        </text:list-item>
        <text:list-item>
          <text:p text:style-name="P35">Process addition dialog</text:p>
        </text:list-item>
        <text:list-item>
          <text:p text:style-name="P35">Scheduler algorithm selection</text:p>
        </text:list-item>
        <text:list-item>
          <text:p text:style-name="P35">Quantum time adjustment</text:p>
        </text:list-item>
      </text:list>
      <text:h text:style-name="P2" text:outline-level="3">5. Process Visualization (Lines 1059-1116)</text:h>
      <text:list text:style-name="L30">
        <text:list-item>
          <text:p text:style-name="P36">Custom drawing for process icons</text:p>
        </text:list-item>
        <text:list-item>
          <text:p text:style-name="P36">State-based coloring:</text:p>
          <text:list>
            <text:list-item>
              <text:p text:style-name="P36">Running: Green</text:p>
            </text:list-item>
            <text:list-item>
              <text:p text:style-name="P36">Ready: Blue</text:p>
            </text:list-item>
            <text:list-item>
              <text:p text:style-name="P36">Blocked: Red</text:p>
            </text:list-item>
            <text:list-item>
              <text:p text:style-name="P36">Terminated: Gray</text:p>
            </text:list-item>
            <text:list-item>
              <text:p text:style-name="P36">New: Yellow</text:p>
            </text:list-item>
          </text:list>
        </text:list-item>
      </text:list>
      <text:h text:style-name="P2" text:outline-level="3">6. Real-time Updates (Lines 1117-1150)</text:h>
      <text:list text:style-name="L31">
        <text:list-item>
          <text:p text:style-name="P37">Memory view updates</text:p>
        </text:list-item>
        <text:list-item>
          <text:p text:style-name="P37">Process list refreshes</text:p>
        </text:list-item>
        <text:list-item>
          <text:p text:style-name="P37">Queue status updates</text:p>
        </text:list-item>
        <text:list-item>
          <text:p text:style-name="P37">Resource state monitoring</text:p>
        </text:list-item>
        <text:list-item>
          <text:p text:style-name="P37">Console output handling</text:p>
        </text:list-item>
      </text:list>
      <text:h text:style-name="P2" text:outline-level="3">7. Event Handling (Lines 282-363)</text:h>
      <text:list text:style-name="L32">
        <text:list-item>
          <text:p text:style-name="P38">Button click responses</text:p>
        </text:list-item>
        <text:list-item>
          <text:p text:style-name="P38">Scheduler changes</text:p>
        </text:list-item>
        <text:list-item>
          <text:p text:style-name="P38">Process addition</text:p>
        </text:list-item>
        <text:list-item>
          <text:p text:style-name="P38">Theme toggling</text:p>
        </text:list-item>
        <text:list-item>
          <text:p text:style-name="P39">Auto-execution timing<text:line-break/><text:line-break/><text:line-break/><text:line-break/><text:line-break/><text:line-break/></text:p>
        </text:list-item>
      </text:list>
      <text:h text:style-name="P40" text:outline-level="3"><text:soft-page-break/>8. Styling and Aesthetics</text:h>
      <text:list text:style-name="L33">
        <text:list-item>
          <text:p text:style-name="P41">GitHub-inspired design</text:p>
        </text:list-item>
        <text:list-item>
          <text:p text:style-name="P41">Custom fonts and colors</text:p>
        </text:list-item>
        <text:list-item>
          <text:p text:style-name="P41">Responsive layouts</text:p>
        </text:list-item>
        <text:list-item>
          <text:p text:style-name="P41">Professional looking widgets</text:p>
        </text:list-item>
        <text:list-item>
          <text:p text:style-name="P41">Modern UI elements</text:p>
        </text:list-item>
      </text:list>
      <text:p text:style-name="P17">This GUI provides a comprehensive visual interface for monitoring and controlling the operating system simulation, with real-time updates and user-friendly controls.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8T11:37:05.063232002</meta:creation-date>
    <meta:print-date>2025-05-08T11:50:18.098519092</meta:print-date>
    <dc:date>2025-05-08T11:50:45.671425785</dc:date>
    <meta:editing-duration>PT2M7S</meta:editing-duration>
    <meta:editing-cycles>1</meta:editing-cycles>
    <meta:document-statistic meta:table-count="0" meta:image-count="0" meta:object-count="0" meta:page-count="6" meta:paragraph-count="136" meta:word-count="618" meta:character-count="3832" meta:non-whitespace-character-count="3447"/>
    <meta:generator>LibreOffice/25.2.3.2$Linux_X86_64 LibreOffice_project/520$Build-2</meta:generator>
  </office:meta>
</office:document-meta>
</file>